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1.355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59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00ff" style:text-align-source="fix" style:repeat-content="false"/>
      <style:paragraph-properties fo:text-align="center" fo:margin-left="0cm"/>
    </style:style>
    <style:style style:name="ce25" style:family="table-cell" style:parent-style-name="Accent_20_1" style:data-style-name="N99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66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cc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0000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5983b0"/>
    </style:style>
    <style:style style:name="ce47" style:family="table-cell" style:parent-style-name="Accent_20_1" style:data-style-name="N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Accent_20_1" style:data-style-name="N100"/>
    <style:style style:name="ce31" style:family="table-cell" style:parent-style-name="Default" style:data-style-name="N100"/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</office:automatic-styles>
  <office:body>
    <office:spreadsheet>
      <table:calculation-settings table:automatic-find-labels="false"/>
      <table:table table:name="Calcolo PX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8"/>
        <table:table-column table:style-name="co3" table:default-cell-style-name="ce13"/>
        <table:table-column table:style-name="co3" table:default-cell-style-name="ce17"/>
        <table:table-column table:style-name="co3" table:default-cell-style-name="ce21"/>
        <table:table-column table:style-name="co3" table:default-cell-style-name="ce27"/>
        <table:table-column table:style-name="co3" table:default-cell-style-name="ce52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>
            <text:p>Incontri</text:p>
          </table:table-cell>
          <table:table-cell office:value-type="string" calcext:value-type="string">
            <text:p>Punti esperienza</text:p>
          </table:table-cell>
          <table:table-cell office:value-type="string" calcext:value-type="string">
            <text:p>Thorik</text:p>
          </table:table-cell>
          <table:table-cell office:value-type="string" calcext:value-type="string">
            <text:p>Tordek</text:p>
          </table:table-cell>
          <table:table-cell office:value-type="string" calcext:value-type="string">
            <text:p>Artemis</text:p>
          </table:table-cell>
          <table:table-cell office:value-type="string" calcext:value-type="string">
            <text:p>Hella</text:p>
          </table:table-cell>
          <table:table-cell office:value-type="string" calcext:value-type="string">
            <text:p>Jorr</text:p>
          </table:table-cell>
          <table:table-cell table:number-columns-repeated="4"/>
          <table:table-cell office:value-type="string" calcext:value-type="string">
            <text:p>Livello pg PX</text:p>
          </table:table-cell>
        </table:table-row>
        <table:table-row table:style-name="ro1">
          <table:table-cell table:style-name="ce5" office:value-type="string" calcext:value-type="string">
            <text:p>Livelli correnti PG</text:p>
          </table:table-cell>
          <table:table-cell/>
          <table:table-cell table:style-name="ce25" table:formula="of:=IF(AND([.C3]&gt;=[.$L$3];[.C3]&lt;[.$L$4]);[.$K$3];IF(AND([.C3]&gt;=[.$L$4];[.C3]&lt;[.$L$5]);[.$K$4];IF(AND([.C3]&gt;=[.$L$5];[.C3]&lt;[.$L$6]);[.$K$5];IF(AND([.C3]&gt;=[.$L$6];[.C3]&lt;[.$L$7]);[.$K$6];IF(AND([.C3]&gt;=[.$L$7];[.C3]&lt;[.$L$8]);[.$K$7];IF(AND([.C3]&gt;=[.$L$8];[.C3]&lt;[.$L$9]);[.$K$8];IF(AND([.C3]&gt;=[.$L$9];[.C3]&lt;[.$L$10]);[.$K$9];IF(AND([.C3]&gt;=[.$L$10];[.C3]&lt;[.$L$11]);[.$K$10];IF(AND([.C3]&gt;=[.$L$11];[.C3]&lt;[.$L$12]);[.$K$11];IF(AND([.C3]&gt;=[.$L$12];[.C3]&lt;[.$L$13]);[.$K$12];IF(AND([.C3]&gt;=[.$L$13];[.C3]&lt;[.$L$14]);[.$K$13];IF(AND([.C3]&gt;=[.$L$14];[.C3]&lt;[.$L$15]);[.$K$14];IF(AND([.C3]&gt;=[.$L$15];[.C3]&lt;[.$L$16]);[.$K$15];IF(AND([.C3]&gt;=[.$L$16];[.C3]&lt;[.$L$17]);[.$K$16];IF(AND([.C3]&gt;=[.$L$17];[.C3]&lt;[.$L$18]);[.$K$17];IF(AND([.C3]&gt;=[.$L$18];[.C3]&lt;[.$L$19]);[.$K$18];IF(AND([.C3]&gt;=[.$L$19];[.C3]&lt;[.$L$20]);[.$K$19];IF(AND([.C3]&gt;=[.$L$20];[.C3]&lt;[.$L$21]);[.$K$20];IF([.C3]&gt;=[.$L$21];[.$K$21])))))))))))))))))))" office:value-type="string" office:string-value="11Liv" calcext:value-type="string">
            <text:p>11Liv</text:p>
          </table:table-cell>
          <table:table-cell table:style-name="ce25" table:formula="of:=IF(AND([.D3]&gt;=[.$L$3];[.D3]&lt;[.$L$4]);[.$K$3];IF(AND([.D3]&gt;=[.$L$4];[.D3]&lt;[.$L$5]);[.$K$4];IF(AND([.D3]&gt;=[.$L$5];[.D3]&lt;[.$L$6]);[.$K$5];IF(AND([.D3]&gt;=[.$L$6];[.D3]&lt;[.$L$7]);[.$K$6];IF(AND([.D3]&gt;=[.$L$7];[.D3]&lt;[.$L$8]);[.$K$7];IF(AND([.D3]&gt;=[.$L$8];[.D3]&lt;[.$L$9]);[.$K$8];IF(AND([.D3]&gt;=[.$L$9];[.D3]&lt;[.$L$10]);[.$K$9];IF(AND([.D3]&gt;=[.$L$10];[.D3]&lt;[.$L$11]);[.$K$10];IF(AND([.D3]&gt;=[.$L$11];[.D3]&lt;[.$L$12]);[.$K$11];IF(AND([.D3]&gt;=[.$L$12];[.D3]&lt;[.$L$13]);[.$K$12];IF(AND([.D3]&gt;=[.$L$13];[.D3]&lt;[.$L$14]);[.$K$13];IF(AND([.D3]&gt;=[.$L$14];[.D3]&lt;[.$L$15]);[.$K$14];IF(AND([.D3]&gt;=[.$L$15];[.D3]&lt;[.$L$16]);[.$K$15];IF(AND([.D3]&gt;=[.$L$16];[.D3]&lt;[.$L$17]);[.$K$16];IF(AND([.D3]&gt;=[.$L$17];[.D3]&lt;[.$L$18]);[.$K$17];IF(AND([.D3]&gt;=[.$L$18];[.D3]&lt;[.$L$19]);[.$K$18];IF(AND([.D3]&gt;=[.$L$19];[.D3]&lt;[.$L$20]);[.$K$19];IF(AND([.D3]&gt;=[.$L$20];[.D3]&lt;[.$L$21]);[.$K$20];IF([.D3]&gt;=[.$L$21];[.$K$21])))))))))))))))))))" office:value-type="string" office:string-value="12Liv" calcext:value-type="string">
            <text:p>12Liv</text:p>
          </table:table-cell>
          <table:table-cell table:style-name="ce25" table:formula="of:=IF(AND([.E3]&gt;=[.$L$3];[.E3]&lt;[.$L$4]);[.$K$3];IF(AND([.E3]&gt;=[.$L$4];[.E3]&lt;[.$L$5]);[.$K$4];IF(AND([.E3]&gt;=[.$L$5];[.E3]&lt;[.$L$6]);[.$K$5];IF(AND([.E3]&gt;=[.$L$6];[.E3]&lt;[.$L$7]);[.$K$6];IF(AND([.E3]&gt;=[.$L$7];[.E3]&lt;[.$L$8]);[.$K$7];IF(AND([.E3]&gt;=[.$L$8];[.E3]&lt;[.$L$9]);[.$K$8];IF(AND([.E3]&gt;=[.$L$9];[.E3]&lt;[.$L$10]);[.$K$9];IF(AND([.E3]&gt;=[.$L$10];[.E3]&lt;[.$L$11]);[.$K$10];IF(AND([.E3]&gt;=[.$L$11];[.E3]&lt;[.$L$12]);[.$K$11];IF(AND([.E3]&gt;=[.$L$12];[.E3]&lt;[.$L$13]);[.$K$12];IF(AND([.E3]&gt;=[.$L$13];[.E3]&lt;[.$L$14]);[.$K$13];IF(AND([.E3]&gt;=[.$L$14];[.E3]&lt;[.$L$15]);[.$K$14];IF(AND([.E3]&gt;=[.$L$15];[.E3]&lt;[.$L$16]);[.$K$15];IF(AND([.E3]&gt;=[.$L$16];[.E3]&lt;[.$L$17]);[.$K$16];IF(AND([.E3]&gt;=[.$L$17];[.E3]&lt;[.$L$18]);[.$K$17];IF(AND([.E3]&gt;=[.$L$18];[.E3]&lt;[.$L$19]);[.$K$18];IF(AND([.E3]&gt;=[.$L$19];[.E3]&lt;[.$L$20]);[.$K$19];IF(AND([.E3]&gt;=[.$L$20];[.E3]&lt;[.$L$21]);[.$K$20];IF([.E3]&gt;=[.$L$21];[.$K$21])))))))))))))))))))" office:value-type="string" office:string-value="11Liv" calcext:value-type="string">
            <text:p>11Liv</text:p>
          </table:table-cell>
          <table:table-cell table:style-name="ce25" table:formula="of:=IF(AND([.F3]&gt;=[.$L$3];[.F3]&lt;[.$L$4]);[.$K$3];IF(AND([.F3]&gt;=[.$L$4];[.F3]&lt;[.$L$5]);[.$K$4];IF(AND([.F3]&gt;=[.$L$5];[.F3]&lt;[.$L$6]);[.$K$5];IF(AND([.F3]&gt;=[.$L$6];[.F3]&lt;[.$L$7]);[.$K$6];IF(AND([.F3]&gt;=[.$L$7];[.F3]&lt;[.$L$8]);[.$K$7];IF(AND([.F3]&gt;=[.$L$8];[.F3]&lt;[.$L$9]);[.$K$8];IF(AND([.F3]&gt;=[.$L$9];[.F3]&lt;[.$L$10]);[.$K$9];IF(AND([.F3]&gt;=[.$L$10];[.F3]&lt;[.$L$11]);[.$K$10];IF(AND([.F3]&gt;=[.$L$11];[.F3]&lt;[.$L$12]);[.$K$11];IF(AND([.F3]&gt;=[.$L$12];[.F3]&lt;[.$L$13]);[.$K$12];IF(AND([.F3]&gt;=[.$L$13];[.F3]&lt;[.$L$14]);[.$K$13];IF(AND([.F3]&gt;=[.$L$14];[.F3]&lt;[.$L$15]);[.$K$14];IF(AND([.F3]&gt;=[.$L$15];[.F3]&lt;[.$L$16]);[.$K$15];IF(AND([.F3]&gt;=[.$L$16];[.F3]&lt;[.$L$17]);[.$K$16];IF(AND([.F3]&gt;=[.$L$17];[.F3]&lt;[.$L$18]);[.$K$17];IF(AND([.F3]&gt;=[.$L$18];[.F3]&lt;[.$L$19]);[.$K$18];IF(AND([.F3]&gt;=[.$L$19];[.F3]&lt;[.$L$20]);[.$K$19];IF(AND([.F3]&gt;=[.$L$20];[.F3]&lt;[.$L$21]);[.$K$20];IF([.F3]&gt;=[.$L$21];[.$K$21])))))))))))))))))))" office:value-type="string" office:string-value="11Liv" calcext:value-type="string">
            <text:p>11Liv</text:p>
          </table:table-cell>
          <table:table-cell table:style-name="ce25" table:formula="of:=IF(AND([.G3]&gt;=[.$L$3];[.G3]&lt;[.$L$4]);[.$K$3];IF(AND([.G3]&gt;=[.$L$4];[.G3]&lt;[.$L$5]);[.$K$4];IF(AND([.G3]&gt;=[.$L$5];[.G3]&lt;[.$L$6]);[.$K$5];IF(AND([.G3]&gt;=[.$L$6];[.G3]&lt;[.$L$7]);[.$K$6];IF(AND([.G3]&gt;=[.$L$7];[.G3]&lt;[.$L$8]);[.$K$7];IF(AND([.G3]&gt;=[.$L$8];[.G3]&lt;[.$L$9]);[.$K$8];IF(AND([.G3]&gt;=[.$L$9];[.G3]&lt;[.$L$10]);[.$K$9];IF(AND([.G3]&gt;=[.$L$10];[.G3]&lt;[.$L$11]);[.$K$10];IF(AND([.G3]&gt;=[.$L$11];[.G3]&lt;[.$L$12]);[.$K$11];IF(AND([.G3]&gt;=[.$L$12];[.G3]&lt;[.$L$13]);[.$K$12];IF(AND([.G3]&gt;=[.$L$13];[.G3]&lt;[.$L$14]);[.$K$13];IF(AND([.G3]&gt;=[.$L$14];[.G3]&lt;[.$L$15]);[.$K$14];IF(AND([.G3]&gt;=[.$L$15];[.G3]&lt;[.$L$16]);[.$K$15];IF(AND([.G3]&gt;=[.$L$16];[.G3]&lt;[.$L$17]);[.$K$16];IF(AND([.G3]&gt;=[.$L$17];[.G3]&lt;[.$L$18]);[.$K$17];IF(AND([.G3]&gt;=[.$L$18];[.G3]&lt;[.$L$19]);[.$K$18];IF(AND([.G3]&gt;=[.$L$19];[.G3]&lt;[.$L$20]);[.$K$19];IF(AND([.G3]&gt;=[.$L$20];[.G3]&lt;[.$L$21]);[.$K$20];IF([.G3]&gt;=[.$L$21];[.$K$21])))))))))))))))))))" office:value-type="string" office:string-value="8Liv" calcext:value-type="string">
            <text:p>8Liv</text:p>
          </table:table-cell>
          <table:table-cell table:style-name="ce47" table:formula="of:=IF(AND([.H3]&gt;=[.$L$3];[.H3]&lt;[.$L$4]);[.$K$3];IF(AND([.H3]&gt;=[.$L$4];[.H3]&lt;[.$L$5]);[.$K$4];IF(AND([.H3]&gt;=[.$L$5];[.H3]&lt;[.$L$6]);[.$K$5];IF(AND([.H3]&gt;=[.$L$6];[.H3]&lt;[.$L$7]);[.$K$6];IF(AND([.H3]&gt;=[.$L$7];[.H3]&lt;[.$L$8]);[.$K$7];IF(AND([.H3]&gt;=[.$L$8];[.H3]&lt;[.$L$9]);[.$K$8];IF(AND([.H3]&gt;=[.$L$9];[.H3]&lt;[.$L$10]);[.$K$9];IF(AND([.H3]&gt;=[.$L$10];[.H3]&lt;[.$L$11]);[.$K$10];IF(AND([.H3]&gt;=[.$L$11];[.H3]&lt;[.$L$12]);[.$K$11];IF(AND([.H3]&gt;=[.$L$12];[.H3]&lt;[.$L$13]);[.$K$12];IF(AND([.H3]&gt;=[.$L$13];[.H3]&lt;[.$L$14]);[.$K$13];IF(AND([.H3]&gt;=[.$L$14];[.H3]&lt;[.$L$15]);[.$K$14];IF(AND([.H3]&gt;=[.$L$15];[.H3]&lt;[.$L$16]);[.$K$15];IF(AND([.H3]&gt;=[.$L$16];[.H3]&lt;[.$L$17]);[.$K$16];IF(AND([.H3]&gt;=[.$L$17];[.H3]&lt;[.$L$18]);[.$K$17];IF(AND([.H3]&gt;=[.$L$18];[.H3]&lt;[.$L$19]);[.$K$18];IF(AND([.H3]&gt;=[.$L$19];[.H3]&lt;[.$L$20]);[.$K$19];IF(AND([.H3]&gt;=[.$L$20];[.H3]&lt;[.$L$21]);[.$K$20];IF([.H3]&gt;=[.$L$21];[.$K$21])))))))))))))))))))"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1Li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i Pe</text:p>
          </table:table-cell>
          <table:table-cell table:style-name="ce7" table:formula="of:=SUM([.B5:.B502])" office:value-type="float" office:value="0" calcext:value-type="float">
            <text:p>0</text:p>
          </table:table-cell>
          <table:table-cell table:style-name="ce10" table:formula="of:=SUM([.C4:.C502])" office:value-type="float" office:value="62108" calcext:value-type="float">
            <text:p>62108</text:p>
          </table:table-cell>
          <table:table-cell table:style-name="ce15" table:formula="of:=SUM([.D4:.D502])" office:value-type="float" office:value="66958" calcext:value-type="float">
            <text:p>66958</text:p>
          </table:table-cell>
          <table:table-cell table:style-name="ce19" table:formula="of:=SUM([.E4:.E502])" office:value-type="float" office:value="60848" calcext:value-type="float">
            <text:p>60848</text:p>
          </table:table-cell>
          <table:table-cell table:style-name="ce23" table:formula="of:=SUM([.F4:.F502])" office:value-type="float" office:value="60570" calcext:value-type="float">
            <text:p>60570</text:p>
          </table:table-cell>
          <table:table-cell table:style-name="ce29" table:formula="of:=SUM([.G4:.G1002])" office:value-type="float" office:value="30685" calcext:value-type="float">
            <text:p>30685</text:p>
          </table:table-cell>
          <table:table-cell table:formula="of:=SUM([.H4:.H502])"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2Liv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string" calcext:value-type="string">
            <text:p>Punti exp Iniziali PG</text:p>
          </table:table-cell>
          <table:table-cell table:style-name="ce7" office:value-type="float" office:value="28000" calcext:value-type="float">
            <text:p>28000</text:p>
          </table:table-cell>
          <table:table-cell table:style-name="ce10" office:value-type="float" office:value="28000" calcext:value-type="float">
            <text:p>28000</text:p>
          </table:table-cell>
          <table:table-cell table:style-name="ce15" office:value-type="float" office:value="28000" calcext:value-type="float">
            <text:p>28000</text:p>
          </table:table-cell>
          <table:table-cell table:style-name="ce19" office:value-type="float" office:value="28000" calcext:value-type="float">
            <text:p>28000</text:p>
          </table:table-cell>
          <table:table-cell table:style-name="ce23" office:value-type="float" office:value="28000" calcext:value-type="float">
            <text:p>28000</text:p>
          </table:table-cell>
          <table:table-cell table:style-name="ce29"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>
            <text:p>3Liv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Hogoblin&amp; orchi prina ondata GS 8</text:p>
          </table:table-cell>
          <table:table-cell/>
          <table:table-cell table:number-columns-repeated="4" office:value-type="float" office:value="600" calcext:value-type="float">
            <text:p>600</text:p>
          </table:table-cell>
          <table:table-cell table:number-columns-repeated="4"/>
          <table:table-cell table:style-name="ce48" office:value-type="string" calcext:value-type="string">
            <text:p>4Liv</text:p>
          </table:table-cell>
          <table:table-cell table:style-name="ce39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Hogoblin&amp; orchi seconda ondata GS 9</text:p>
          </table:table-cell>
          <table:table-cell/>
          <table:table-cell table:number-columns-repeated="4" office:value-type="float" office:value="800" calcext:value-type="float">
            <text:p>800</text:p>
          </table:table-cell>
          <table:table-cell table:number-columns-repeated="4"/>
          <table:table-cell table:style-name="ce48" office:value-type="string" calcext:value-type="string">
            <text:p>5Liv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2 orsigufi GS 6</text:p>
          </table:table-cell>
          <table:table-cell/>
          <table:table-cell table:number-columns-repeated="4" office:value-type="float" office:value="300" calcext:value-type="float">
            <text:p>300</text:p>
          </table:table-cell>
          <table:table-cell table:number-columns-repeated="4"/>
          <table:table-cell table:style-name="ce48" office:value-type="string" calcext:value-type="string">
            <text:p>6Liv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1 crioidra 7 teste CR 8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7Liv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1 squartatore grigio GS 8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8Liv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4 ragni mostrosi grandi El6</text:p>
          </table:table-cell>
          <table:table-cell/>
          <table:table-cell table:number-columns-repeated="4"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style-name="ce48" office:value-type="string" calcext:value-type="string">
            <text:p>9Liv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tribu luna della morte EL11</text:p>
          </table:table-cell>
          <table:table-cell/>
          <table:table-cell table:number-columns-repeated="4" office:value-type="float" office:value="1280" calcext:value-type="float">
            <text:p>1280</text:p>
          </table:table-cell>
          <table:table-cell office:value-type="float" office:value="1680" calcext:value-type="float">
            <text:p>1680</text:p>
          </table:table-cell>
          <table:table-cell table:number-columns-repeated="3"/>
          <table:table-cell table:style-name="ce48" office:value-type="string" calcext:value-type="string">
            <text:p>10Liv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1 drago verde non scoffitto cr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table:number-columns-repeated="3"/>
          <table:table-cell table:style-name="ce48" office:value-type="string" calcext:value-type="string">
            <text:p>11Liv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1chimera 3 viverne</text:p>
          </table:table-cell>
          <table:table-cell/>
          <table:table-cell table:number-columns-repeated="4" office:value-type="float" office:value="710" calcext:value-type="float">
            <text:p>710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table:style-name="ce48" office:value-type="string" calcext:value-type="string">
            <text:p>12Liv</text:p>
          </table:table-cell>
          <table:table-cell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2 viverne GS 6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table:style-name="ce48" office:value-type="string" calcext:value-type="string">
            <text:p>13Liv</text:p>
          </table:table-cell>
          <table:table-cell office:value-type="float" office:value="78000" calcext:value-type="float">
            <text:p>78000</text:p>
          </table:table-cell>
        </table:table-row>
        <table:table-row table:style-name="ro1">
          <table:table-cell office:value-type="string" calcext:value-type="string">
            <text:p>3 manticore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14Liv</text:p>
          </table:table-cell>
          <table:table-cell office:value-type="float" office:value="91000" calcext:value-type="float">
            <text:p>91000</text:p>
          </table:table-cell>
        </table:table-row>
        <table:table-row table:style-name="ro1">
          <table:table-cell office:value-type="string" calcext:value-type="string">
            <text:p>1ogre 1minotauro 4 worg 3goblin</text:p>
          </table:table-cell>
          <table:table-cell/>
          <table:table-cell table:number-columns-repeated="4" office:value-type="float" office:value="1040" calcext:value-type="float">
            <text:p>1040</text:p>
          </table:table-cell>
          <table:table-cell office:value-type="float" office:value="1330" calcext:value-type="float">
            <text:p>1330</text:p>
          </table:table-cell>
          <table:table-cell table:number-columns-repeated="3"/>
          <table:table-cell table:style-name="ce48" office:value-type="string" calcext:value-type="string">
            <text:p>15Liv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string" calcext:value-type="string">
            <text:p>1 dragon shaman + 4 hobgoblin regular</text:p>
          </table:table-cell>
          <table:table-cell/>
          <table:table-cell table:number-columns-repeated="4" office:value-type="float" office:value="720" calcext:value-type="float">
            <text:p>720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style-name="ce48" office:value-type="string" calcext:value-type="string">
            <text:p>16Liv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1 chimera + 4 viverna cr8</text:p>
          </table:table-cell>
          <table:table-cell/>
          <table:table-cell table:number-columns-repeated="4" office:value-type="float" office:value="480" calcext:value-type="float">
            <text:p>48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ce48" office:value-type="string" calcext:value-type="string">
            <text:p>17Liv</text:p>
          </table:table-cell>
          <table:table-cell office:value-type="float" office:value="136000" calcext:value-type="float">
            <text:p>136000</text:p>
          </table:table-cell>
        </table:table-row>
        <table:table-row table:style-name="ro1">
          <table:table-cell office:value-type="string" calcext:value-type="string">
            <text:p>Massacro traghetto di drellin 1 stregone+ hobgoblin grr</text:p>
          </table:table-cell>
          <table:table-cell table:number-columns-repeated="3"/>
          <table:table-cell office:value-type="float" office:value="338" calcext:value-type="float">
            <text:p>338</text:p>
          </table:table-cell>
          <table:table-cell table:number-columns-repeated="5"/>
          <table:table-cell table:style-name="ce48" office:value-type="string" calcext:value-type="string">
            <text:p>18Liv</text:p>
          </table:table-cell>
          <table:table-cell office:value-type="float" office:value="153000" calcext:value-type="float">
            <text:p>153000</text:p>
          </table:table-cell>
        </table:table-row>
        <table:table-row table:style-name="ro1">
          <table:table-cell office:value-type="string" calcext:value-type="string">
            <text:p>Thorik il grigio- Thorik il bianco</text:p>
          </table:table-cell>
          <table:table-cell/>
          <table:table-cell table:formula="of:=-4000+4000" office:value-type="float" office:value="0" calcext:value-type="float">
            <text:p>0</text:p>
          </table:table-cell>
          <table:table-cell table:number-columns-repeated="7"/>
          <table:table-cell table:style-name="ce48" office:value-type="string" calcext:value-type="string">
            <text:p>19Liv</text:p>
          </table:table-cell>
          <table:table-cell office:value-type="float" office:value="171000" calcext:value-type="float">
            <text:p>171000</text:p>
          </table:table-cell>
        </table:table-row>
        <table:table-row table:style-name="ro1">
          <table:table-cell office:value-type="string" calcext:value-type="string">
            <text:p>3 manticore 2 viverne</text:p>
          </table:table-cell>
          <table:table-cell/>
          <table:table-cell table:number-columns-repeated="4" office:value-type="float" office:value="765" calcext:value-type="float">
            <text:p>765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table:style-name="ce48" office:value-type="string" calcext:value-type="string">
            <text:p>20Liv</text:p>
          </table:table-cell>
          <table:table-cell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Incontro miha serrani * px per intepretazione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erdark 20 scarafaggi giganti</text:p>
          </table:table-cell>
          <table:table-cell/>
          <table:table-cell table:number-columns-repeated="4" office:value-type="float" office:value="563" calcext:value-type="float">
            <text:p>563</text:p>
          </table:table-cell>
          <table:table-cell table:number-columns-repeated="4"/>
          <table:table-cell table:style-name="ce31"/>
          <table:table-cell/>
        </table:table-row>
        <table:table-row table:style-name="ro1">
          <table:table-cell office:value-type="string" calcext:value-type="string">
            <text:p>2orrori uncinati cr6 4gnoll cr1 4 gnoll cr6</text:p>
          </table:table-cell>
          <table:table-cell/>
          <table:table-cell table:number-columns-repeated="4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caduta massi cr5</text:p>
          </table:table-cell>
          <table:table-cell/>
          <table:table-cell table:number-columns-repeated="2" office:value-type="float" office:value="675" calcext:value-type="float">
            <text:p>6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pole veleno cr7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tuizione tordek per disativazione trappola cucina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toplasma nero cr6</text:p>
          </table:table-cell>
          <table:table-cell/>
          <table:table-cell table:number-columns-repeated="4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otauri 5 cr5 4 cr4 al porto</text:p>
          </table:table-cell>
          <table:table-cell/>
          <table:table-cell table:number-columns-repeated="4" office:value-type="float" office:value="575" calcext:value-type="float">
            <text:p>5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otauri 5 cr5 1 cr6 alla miniera</text:p>
          </table:table-cell>
          <table:table-cell/>
          <table:table-cell table:number-columns-repeated="4"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capo dei minotauri maur cr 11 una gorgone cr 8 un rakasa (il collezionista fuggito cr 10) <text:s/>5 minorauri cr5</text:p>
          </table:table-cell>
          <table:table-cell/>
          <table:table-cell table:number-columns-repeated="4" office:value-type="float" office:value="1175" calcext:value-type="float">
            <text:p>1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i che parlno (creature demoniache torturati da drow) cr10</text:p>
          </table:table-cell>
          <table:table-cell/>
          <table:table-cell table:number-columns-repeated="4"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ciambellano miconoide demoniaco (cr 7) due protoplasimi neri cr7 uno fuggito</text:p>
          </table:table-cell>
          <table:table-cell/>
          <table:table-cell table:number-columns-repeated="4"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mio <text:s/>tordek per aver trattenuto il respiro 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ppola gas e aido con i cadaveri con la maledizione di yuggtmoy</text:p>
          </table:table-cell>
          <table:table-cell/>
          <table:table-cell table:number-columns-repeated="2" office:value-type="float" office:value="675" calcext:value-type="float">
            <text:p>675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grick +1 greell filosofers</text:p>
          </table:table-cell>
          <table:table-cell/>
          <table:table-cell table:number-columns-repeated="2" office:value-type="float" office:value="591" calcext:value-type="float">
            <text:p>591</text:p>
          </table:table-cell>
          <table:table-cell office:value-type="float" office:value="700" calcext:value-type="float">
            <text:p>700</text:p>
          </table:table-cell>
          <table:table-cell office:value-type="float" office:value="591" calcext:value-type="float">
            <text:p>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 Trappole acido gr2 per salire al secondo piano e al terzo</text:p>
          </table:table-cell>
          <table:table-cell/>
          <table:table-cell table:number-columns-repeated="4" office:value-type="float" office:value="844" calcext:value-type="float">
            <text:p>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porebat</text:p>
          </table:table-cell>
          <table:table-cell/>
          <table:table-cell table:number-columns-repeated="4" office:value-type="float" office:value="1013" calcext:value-type="float">
            <text:p>1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 Trappole spore e ragnatele gr3 per salire al 4 piano</text:p>
          </table:table-cell>
          <table:table-cell/>
          <table:table-cell table:number-columns-repeated="4" office:value-type="float" office:value="844" calcext:value-type="float">
            <text:p>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bo gelatinoso cr5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string" calcext:value-type="string">
            <text:p>Per artemis se non supera il ts tempra cd 14 torna a metà tra il 8 e il 9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emis se non supera il ts tempra cd 14 torna a metà tra 8 e 9 livello inserire -4000 px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chwidencha</text:p>
          </table:table-cell>
          <table:table-cell/>
          <table:table-cell table:number-columns-repeated="4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uardie drow cr5</text:p>
          </table:table-cell>
          <table:table-cell/>
          <table:table-cell table:number-columns-repeated="4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ragni grandi cr4 1guardia cr5</text:p>
          </table:table-cell>
          <table:table-cell/>
          <table:table-cell table:number-columns-repeated="4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ow cr5</text:p>
          </table:table-cell>
          <table:table-cell/>
          <table:table-cell table:number-columns-repeated="4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lementali grndi cr5</text:p>
          </table:table-cell>
          <table:table-cell/>
          <table:table-cell table:number-columns-repeated="4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lifo dominare mostri gs8 </text:p>
          </table:table-cell>
          <table:table-cell/>
          <table:table-cell table:number-columns-repeated="4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<text:s/>trappola discesa pozza acido gs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pattuglia drow incantatore <text:s/>drow gs7 un ladro/grr drow 5 1 ragno gs4</text:p>
          </table:table-cell>
          <table:table-cell/>
          <table:table-cell table:number-columns-repeated="4"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ic super una serie di ts incubo dominare mostri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 ragni cr3 3sciami di ragni cr3</text:p>
          </table:table-cell>
          <table:table-cell/>
          <table:table-cell table:number-columns-repeated="4"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rdek toccaporta con distruzione s8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meccanica</text:p>
          </table:table-cell>
          <table:table-cell/>
          <table:table-cell table:number-columns-repeated="4"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trappola con caduca acido cs8</text:p>
          </table:table-cell>
          <table:table-cell/>
          <table:table-cell table:number-columns-repeated="2" office:value-type="float" office:value="688" calcext:value-type="float">
            <text:p>6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palladi fuoco con botola gs 6</text:p>
          </table:table-cell>
          <table:table-cell table:number-columns-repeated="2"/>
          <table:table-cell office:value-type="float" office:value="1125" calcext:value-type="float">
            <text:p>1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acido</text:p>
          </table:table-cell>
          <table:table-cell table:number-columns-repeated="3"/>
          <table:table-cell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trappola tentacoli nri di edward gs7</text:p>
          </table:table-cell>
          <table:table-cell/>
          <table:table-cell table:number-columns-repeated="4"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sacerdotessa drow cr 6 e un ragno cr5 2 ladri/grr drow cr5</text:p>
          </table:table-cell>
          <table:table-cell/>
          <table:table-cell table:number-columns-repeated="4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trappola veleno gs7 tric e thordek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rappola catena di fumini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 thiefling stregone accolito della pelle cr8</text:p>
          </table:table-cell>
          <table:table-cell/>
          <table:table-cell table:number-columns-repeated="4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e barbute con risucchio di energia cr8 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ano il vrock mineral warriorcr10 </text:p>
          </table:table-cell>
          <table:table-cell/>
          <table:table-cell table:number-columns-repeated="4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vano frase per chiudere le porte della miniera di belkam gs4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lem di cristallo cr11</text:p>
          </table:table-cell>
          <table:table-cell/>
          <table:table-cell table:number-columns-repeated="2" office:value-type="float" office:value="825" calcext:value-type="float">
            <text:p>825</text:p>
          </table:table-cell>
          <table:table-cell table:number-columns-repeated="2" office:value-type="float" office:value="1125" calcext:value-type="float">
            <text:p>1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fulmine cr6 artemis-e pipistrello</text:p>
          </table:table-cell>
          <table:table-cell table:number-columns-repeated="3"/>
          <table:table-cell table:number-columns-repeated="2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risucchio tordeck gs7</text:p>
          </table:table-cell>
          <table:table-cell/>
          <table:table-cell table:number-columns-repeated="4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fuoco gs6 artemis</text:p>
          </table:table-cell>
          <table:table-cell/>
          <table:table-cell table:number-columns-repeated="4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Caduta stanza gs8 Tordeck</text:p>
          </table:table-cell>
          <table:table-cell/>
          <table:table-cell table:number-columns-repeated="4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fossa gs8 Thoric</text:p>
          </table:table-cell>
          <table:table-cell/>
          <table:table-cell table:number-columns-repeated="4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pipistrelli crudeli cr7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wight cr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knight di abbathor e non morti evocati</text:p>
          </table:table-cell>
          <table:table-cell/>
          <table:table-cell table:number-columns-repeated="4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o con miconoidi 2 guardie elite 2 guardie 6 worker </text:p>
          </table:table-cell>
          <table:table-cell/>
          <table:table-cell table:number-columns-repeated="4"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o chierico cr 8– guardia cr6 <text:s/>e due duergar maghi lardri cr9</text:p>
          </table:table-cell>
          <table:table-cell/>
          <table:table-cell table:number-columns-repeated="4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contro con chierico di abbarror duergar cr 12 – due cavalieri duergar cr 10 – 1 mago ladro duergar cr 9 (scappato un grr e un mago)</text:p>
          </table:table-cell>
          <table:table-cell/>
          <table:table-cell table:number-columns-repeated="4" office:value-type="float" office:value="1375" calcext:value-type="float">
            <text:p>1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ppola statua elfica con disintegrazione <text:s/>uno per occhio mago 13 (2 cr10) <text:s/>e fuoco fatuo 1 cr6</text:p>
          </table:table-cell>
          <table:table-cell/>
          <table:table-cell table:number-columns-repeated="4" office:value-type="float" office:value="688" calcext:value-type="float">
            <text:p>688</text:p>
          </table:table-cell>
          <table:table-cell table:number-columns-repeated="6"/>
        </table:table-row>
        <table:table-row table:style-name="ro1" table:number-rows-repeated="65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Duergar Ambush sul ponte</text:p>
          </table:table-cell>
          <table:table-cell table:number-columns-repeated="3"/>
        </table:table-row>
        <table:table-row table:style-name="ro1" table:number-rows-repeated="104843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emi Px" table:style-name="ta1">
        <table:table-column table:style-name="co5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livello PG</text:p>
          </table:table-cell>
          <table:table-cell office:value-type="string" calcext:value-type="string">
            <text:p>GS 1</text:p>
          </table:table-cell>
          <table:table-cell office:value-type="string" calcext:value-type="string">
            <text:p>GS 2</text:p>
          </table:table-cell>
          <table:table-cell office:value-type="string" calcext:value-type="string">
            <text:p>GS 3</text:p>
          </table:table-cell>
          <table:table-cell office:value-type="string" calcext:value-type="string">
            <text:p>GS 4</text:p>
          </table:table-cell>
          <table:table-cell office:value-type="string" calcext:value-type="string">
            <text:p>GS 5</text:p>
          </table:table-cell>
          <table:table-cell office:value-type="string" calcext:value-type="string">
            <text:p>GS 6</text:p>
          </table:table-cell>
          <table:table-cell office:value-type="string" calcext:value-type="string">
            <text:p>GS 7</text:p>
          </table:table-cell>
          <table:table-cell office:value-type="string" calcext:value-type="string">
            <text:p>GS 8</text:p>
          </table:table-cell>
          <table:table-cell office:value-type="string" calcext:value-type="string">
            <text:p>GS 9</text:p>
          </table:table-cell>
          <table:table-cell office:value-type="string" calcext:value-type="string">
            <text:p>GS 10</text:p>
          </table:table-cell>
          <table:table-cell office:value-type="string" calcext:value-type="string">
            <text:p>GS 11</text:p>
          </table:table-cell>
          <table:table-cell office:value-type="string" calcext:value-type="string">
            <text:p>GS 12</text:p>
          </table:table-cell>
          <table:table-cell office:value-type="string" calcext:value-type="string">
            <text:p>GS 13</text:p>
          </table:table-cell>
          <table:table-cell office:value-type="string" calcext:value-type="string">
            <text:p>GS 14</text:p>
          </table:table-cell>
          <table:table-cell office:value-type="string" calcext:value-type="string">
            <text:p>GS 15</text:p>
          </table:table-cell>
          <table:table-cell office:value-type="string" calcext:value-type="string">
            <text:p>GS 16</text:p>
          </table:table-cell>
          <table:table-cell office:value-type="string" calcext:value-type="string">
            <text:p>GS 17</text:p>
          </table:table-cell>
          <table:table-cell office:value-type="string" calcext:value-type="string">
            <text:p>GS 18</text:p>
          </table:table-cell>
          <table:table-cell office:value-type="string" calcext:value-type="string">
            <text:p>GS 19</text:p>
          </table:table-cell>
          <table:table-cell office:value-type="string" calcext:value-type="string">
            <text:p>GS 20</text:p>
          </table:table-cell>
        </table:table-row>
        <table:table-row table:style-name="ro1">
          <table:table-cell table:style-name="ce6" office:value-type="string" calcext:value-type="string">
            <text:p>1-3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350" calcext:value-type="float">
            <text:p>1350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250" calcext:value-type="float">
            <text:p>2250</text:p>
          </table:table-cell>
          <table:table-cell office:value-type="float" office:value="3000" calcext:value-type="float">
            <text:p>3000</text:p>
          </table:table-cell>
          <table:table-cell office:value-type="float" office:value="4500" calcext:value-type="float">
            <text:p>450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3600" calcext:value-type="float">
            <text:p>360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office:value-type="float" office:value="525" calcext:value-type="float">
            <text:p>525</text:p>
          </table:table-cell>
          <table:table-cell office:value-type="float" office:value="700" calcext:value-type="float">
            <text:p>700</text:p>
          </table:table-cell>
          <table:table-cell office:value-type="float" office:value="1050" calcext:value-type="float">
            <text:p>1050</text:p>
          </table:table-cell>
          <table:table-cell office:value-type="float" office:value="1400" calcext:value-type="float">
            <text:p>1400</text:p>
          </table:table-cell>
          <table:table-cell office:value-type="float" office:value="2100" calcext:value-type="float">
            <text:p>2100</text:p>
          </table:table-cell>
          <table:table-cell office:value-type="float" office:value="3150" calcext:value-type="float">
            <text:p>315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#</text:p>
          </table:table-cell>
          <table:table-cell office:value-type="float" office:value="225" calcext:value-type="float">
            <text:p>225</text:p>
          </table:table-cell>
          <table:table-cell office:value-type="float" office:value="338" calcext:value-type="float">
            <text:p>338</text:p>
          </table:table-cell>
          <table:table-cell office:value-type="float" office:value="450" calcext:value-type="float">
            <text:p>450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1350" calcext:value-type="float">
            <text:p>1350</text:p>
          </table:table-cell>
          <table:table-cell office:value-type="float" office:value="1800" calcext:value-type="float">
            <text:p>18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6" office:value-type="string" calcext:value-type="string">
            <text:p>#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table:style-name="ce6" office:value-type="string" calcext:value-type="string">
            <text:p>#</text:p>
          </table:table-cell>
          <table:table-cell office:value-type="float" office:value="275" calcext:value-type="float">
            <text:p>275</text:p>
          </table:table-cell>
          <table:table-cell office:value-type="float" office:value="413" calcext:value-type="float">
            <text:p>413</text:p>
          </table:table-cell>
          <table:table-cell office:value-type="float" office:value="550" calcext:value-type="float">
            <text:p>550</text:p>
          </table:table-cell>
          <table:table-cell office:value-type="float" office:value="825" calcext:value-type="float">
            <text:p>825</text:p>
          </table:table-cell>
          <table:table-cell office:value-type="float" office:value="1100" calcext:value-type="float">
            <text:p>110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table:style-name="ce6" office:value-type="string" calcext:value-type="string">
            <text:p>#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table:style-name="ce6" office:value-type="string" calcext:value-type="string">
            <text:p>#</text:p>
          </table:table-cell>
          <table:table-cell office:value-type="float" office:value="325" calcext:value-type="float">
            <text:p>325</text:p>
          </table:table-cell>
          <table:table-cell office:value-type="float" office:value="488" calcext:value-type="float">
            <text:p>488</text:p>
          </table:table-cell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table:style-name="ce6" office:value-type="string" calcext:value-type="string">
            <text:p>#</text:p>
          </table:table-cell>
          <table:table-cell office:value-type="float" office:value="350" calcext:value-type="float">
            <text:p>350</text:p>
          </table:table-cell>
          <table:table-cell office:value-type="float" office:value="525" calcext:value-type="float">
            <text:p>525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 table:style-name="ce6" office:value-type="string" calcext:value-type="string">
            <text:p>#</text:p>
          </table:table-cell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table:style-name="ce6" office:value-type="string" calcext:value-type="string">
            <text:p>#</text:p>
          </table:table-cell>
          <table:table-cell table:number-columns-repeated="12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39" office:value-type="string" calcext:value-type="string">
            <text:p>GS Monster</text:p>
          </table:table-cell>
          <table:table-cell table:style-name="ce39" office:value-type="string" calcext:value-type="string">
            <text:p>Livello PG</text:p>
          </table:table-cell>
          <table:table-cell table:style-name="ce39" office:value-type="string" calcext:value-type="string">
            <text:p>Num PG</text:p>
          </table:table-cell>
          <table:table-cell table:style-name="ce39" office:value-type="string" calcext:value-type="string">
            <text:p>Px per PG</text:p>
          </table:table-cell>
          <table:table-cell table:number-columns-repeated="16"/>
        </table:table-row>
        <table:table-row table:style-name="ro1">
          <table:table-cell table:style-name="ce39" office:value-type="string" calcext:value-type="string">
            <text:p>Calcolo per p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0" table:formula="of:=ADDRESS([.$C$25] +1;[.B25] +1)" office:value-type="string" office:string-value="$E$6" calcext:value-type="string">
            <text:p>$E$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 Regular" style:font-family-asian="'Source Han Sans CN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05T00:56:42.582985206</meta:creation-date>
    <meta:editing-duration>PT5H44M56S</meta:editing-duration>
    <meta:editing-cycles>50</meta:editing-cycles>
    <meta:generator>LibreOffice/24.8.2.1$Linux_X86_64 LibreOffice_project/480$Build-1</meta:generator>
    <dc:date>2024-10-26T15:17:54.432976779</dc:date>
    <meta:document-statistic meta:table-count="2" meta:cell-count="591" meta:object-count="0"/>
  </office:meta>
</office:document-meta>
</file>